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8.63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language-complex="hi" style:country-complex="IN" style:font-size-asian="13pt" fo:font-weight="normal" style:font-relief="none" style:text-emphasize="none" style:font-style-complex="normal" style:font-style-asian="normal" style:font-weight-complex="normal" style:font-weight-asian="normal" style:font-name-complex="DejaVu Sans" style:font-name-asian="DejaVu Sans" style:text-overline-style="none" style:text-overline-color="font-color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style:font-name="Liberation Sans" style:font-size-complex="13pt"/>
    </style:style>
    <style:style style:name="T2" style:family="text">
      <style:text-properties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calcext:value-type="string">
            <text:p>REQUISITOS FUNCIONAI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em presença de pessoa detectada o LED ficará aces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em presença detectada somente o sensor de presença PIR ficará ativo esperando captar presença por moviment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tectada a presença com sensor PIR entã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iva o sensor ultrassônico para calibrar a distância que a pessoa ficará do aparelho de monitoramento por 1 minutos para confirmar presenç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a calibração da distância de monitoramento o LED piscará a cada 2 segundo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ivará o rele para ligar o dispositivo conectado ao aparelh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Desligará o sensor de presença PIR após calibração pelo sensor ultrassônico</text:span><text:span text:style-name="T2"> </text:span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erão armazenado os 20 valores de distância mais recent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iva o sensor ultrassônico para calibrar a distância que a pessoa ficará do aparelho de monitoramento por 1 minutos para confirmar presenç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 cada 5 segundos será feito uma nova coleta de distância pelo sensor <text:s/>ultrassônic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aso a média das distâncias aumente muito rápido informa que a pessoa saiu do raio do sensor, então é desligado o rele <text:s/>desligando o equipamento conectado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sligará o sensor ultrassônic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pete-se os comandos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0:44:52.334474033</meta:creation-date>
    <dc:date>2019-10-22T11:20:05.543177969</dc:date>
    <meta:editing-duration>PT13M11S</meta:editing-duration>
    <meta:editing-cycles>5</meta:editing-cycles>
    <meta:generator>LibreOffice/6.1.5.2$Linux_X86_64 LibreOffice_project/10$Build-2</meta:generator>
    <meta:document-statistic meta:table-count="1" meta:cell-count="14" meta:object-count="0"/>
  </office:meta>
</office:document-meta>
</file>